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7b144" officeooo:paragraph-rsid="0017b144" style:font-size-asian="11pt" style:font-size-complex="11pt"/>
    </style:style>
    <style:style style:name="P2" style:family="paragraph" style:parent-style-name="Standard">
      <style:text-properties fo:font-size="11pt" officeooo:rsid="001a4f38" officeooo:paragraph-rsid="001a4f38" style:font-size-asian="11pt" style:font-size-complex="11pt"/>
    </style:style>
    <style:style style:name="P3" style:family="paragraph" style:parent-style-name="Standard">
      <style:text-properties fo:font-size="11pt" officeooo:rsid="001ba86c" officeooo:paragraph-rsid="001ba86c" style:font-size-asian="11pt" style:font-size-complex="11pt"/>
    </style:style>
    <style:style style:name="P4" style:family="paragraph" style:parent-style-name="Footer">
      <style:text-properties fo:font-size="11pt" officeooo:rsid="0018719e" officeooo:paragraph-rsid="0018719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.11 <text:s text:c="6"/>INTERFACE</text:p>
      <text:p text:style-name="P1">INPUT:-</text:p>
      <text:p text:style-name="P2">//to create java program for interface or multiple inheritance</text:p>
      <text:p text:style-name="P2">//to find volume of sphere and hemisphere</text:p>
      <text:p text:style-name="P2">import java.util.*;</text:p>
      <text:p text:style-name="P2"></text:p>
      <text:p text:style-name="P2">interface Base</text:p>
      <text:p text:style-name="P2"><text:s/>{</text:p>
      <text:p text:style-name="P2"><text:s text:c="2"/>public void read(float x);</text:p>
      <text:p text:style-name="P2"><text:s text:c="2"/>public void calculate();</text:p>
      <text:p text:style-name="P2"><text:s text:c="2"/>public void display();</text:p>
      <text:p text:style-name="P2"><text:s/>}</text:p>
      <text:p text:style-name="P2">class Sphere implements Base</text:p>
      <text:p text:style-name="P2"><text:s/>{</text:p>
      <text:p text:style-name="P2"><text:s text:c="2"/>private float r;</text:p>
      <text:p text:style-name="P2"><text:s text:c="2"/>double volume=0;</text:p>
      <text:p text:style-name="P2"><text:s text:c="2"/>public void read(float x)</text:p>
      <text:p text:style-name="P2"><text:s text:c="3"/>{</text:p>
      <text:p text:style-name="P2"><text:s text:c="4"/>r=x;</text:p>
      <text:p text:style-name="P2"><text:s text:c="4"/>}</text:p>
      <text:p text:style-name="P2"><text:s text:c="2"/>public void calculate()</text:p>
      <text:p text:style-name="P2"><text:s text:c="3"/>{</text:p>
      <text:p text:style-name="P2"><text:s text:c="4"/>volume=(4*3.14*r*r*r)/3;</text:p>
      <text:p text:style-name="P2"><text:s text:c="4"/>}</text:p>
      <text:p text:style-name="P2"><text:s text:c="2"/>public void display()</text:p>
      <text:p text:style-name="P2"><text:s text:c="3"/>{</text:p>
      <text:p text:style-name="P2"><text:s text:c="4"/>System.out.println("The Volume of the Sphere = "+volume);</text:p>
      <text:p text:style-name="P2"><text:s text:c="4"/>}</text:p>
      <text:p text:style-name="P2"><text:s/>}</text:p>
      <text:p text:style-name="P2">class Hemisphere implements Base</text:p>
      <text:p text:style-name="P2"><text:s/>{</text:p>
      <text:p text:style-name="P2"><text:s text:c="2"/>private float r;</text:p>
      <text:p text:style-name="P2"><text:s text:c="2"/>double volume=0;</text:p>
      <text:p text:style-name="P2"><text:s text:c="2"/>public void read(float x)</text:p>
      <text:p text:style-name="P2"><text:s text:c="3"/>{</text:p>
      <text:p text:style-name="P2"><text:s text:c="4"/>r=x;</text:p>
      <text:p text:style-name="P2"><text:s text:c="4"/>}</text:p>
      <text:p text:style-name="P2"><text:s text:c="2"/>public void calculate()</text:p>
      <text:p text:style-name="P2"><text:s text:c="3"/>{</text:p>
      <text:p text:style-name="P2"><text:s text:c="4"/>volume=(2*3.14*r*r*r)/3;</text:p>
      <text:p text:style-name="P2"><text:s text:c="4"/>}</text:p>
      <text:p text:style-name="P2"><text:s text:c="2"/>public void display()</text:p>
      <text:p text:style-name="P2"><text:s text:c="3"/>{</text:p>
      <text:p text:style-name="P2"><text:s text:c="4"/>System.out.println("The Volume of the Hemisphere = "+volume);</text:p>
      <text:p text:style-name="P2"><text:s text:c="4"/>}</text:p>
      <text:p text:style-name="P2"><text:s/>} <text:s/></text:p>
      <text:p text:style-name="P2">class Interface</text:p>
      <text:p text:style-name="P2"><text:s/>{</text:p>
      <text:p text:style-name="P2"><text:s text:c="2"/>public static void main(String []args)</text:p>
      <text:p text:style-name="P2"><text:s text:c="3"/>{</text:p>
      <text:p text:style-name="P2"><text:s text:c="4"/>Scanner in=new Scanner(System.in);</text:p>
      <text:p text:style-name="P2"><text:s text:c="4"/>Sphere S=new Sphere();</text:p>
      <text:p text:style-name="P2"><text:s text:c="4"/>Hemisphere H=new Hemisphere();</text:p>
      <text:p text:style-name="P2"><text:s text:c="4"/>float x1,x2;</text:p>
      <text:p text:style-name="P2"><text:s text:c="4"/>System.out.print("Enter the radius of the sphere:- ");</text:p>
      <text:p text:style-name="P2"><text:soft-page-break/><text:s text:c="4"/>x1=in.nextFloat();</text:p>
      <text:p text:style-name="P2"><text:s text:c="4"/>S.read(x1);</text:p>
      <text:p text:style-name="P2"><text:s text:c="4"/>S.calculate();</text:p>
      <text:p text:style-name="P2"><text:s text:c="4"/>S.display();</text:p>
      <text:p text:style-name="P2"><text:s text:c="4"/>System.out.print("Enter the radius of the hemisphere:- ");</text:p>
      <text:p text:style-name="P2"><text:s text:c="4"/>x2=in.nextFloat();</text:p>
      <text:p text:style-name="P2"><text:s text:c="4"/>H.read(x2);</text:p>
      <text:p text:style-name="P2"><text:s text:c="4"/>H.calculate();</text:p>
      <text:p text:style-name="P2"><text:s text:c="4"/>H.display();</text:p>
      <text:p text:style-name="P2"><text:s text:c="3"/>}</text:p>
      <text:p text:style-name="P2"><text:s/>}</text:p>
      <text:p text:style-name="P2"/>
      <text:p text:style-name="P1">OUTPUT:-</text:p>
      <text:p text:style-name="P3">student@DWM19:~$ gedit Interface.java</text:p>
      <text:p text:style-name="P3">student@DWM19:~$ javac Interface.java</text:p>
      <text:p text:style-name="P3">student@DWM19:~$ java Interface</text:p>
      <text:p text:style-name="P3">Enter the radius of the sphere:- 12</text:p>
      <text:p text:style-name="P3">The Volume of the Sphere = 7234.56</text:p>
      <text:p text:style-name="P3">Enter the radius of the hemisphere:- 12</text:p>
      <text:p text:style-name="P3">The Volume of the Hemisphere = 3617.28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8719e" officeooo:paragraph-rsid="0018719e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3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58:21.729539174</meta:creation-date>
    <dc:date>2015-09-08T12:05:32.194382872</dc:date>
    <meta:editing-duration>PT5M55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2" meta:paragraph-count="75" meta:word-count="193" meta:character-count="1597" meta:non-whitespace-character-count="1234"/>
  </office:meta>
</office:document-meta>
</file>